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normal" officeooo:rsid="001fcd6b" officeooo:paragraph-rsid="001fcd6b"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2de215" officeooo:paragraph-rsid="0024fba5"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37d4c8" officeooo:paragraph-rsid="0037d4c8"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37d4c8" officeooo:paragraph-rsid="00c0c45f"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343dcf" officeooo:paragraph-rsid="0088d0d8"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343dcf" officeooo:paragraph-rsid="0090aee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343dcf" officeooo:paragraph-rsid="009224e7"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47395" officeooo:paragraph-rsid="0090aee1"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857603" officeooo:paragraph-rsid="005bc715"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857603" officeooo:paragraph-rsid="00ade87a"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857603" officeooo:paragraph-rsid="00b0149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857603" officeooo:paragraph-rsid="00b096ef"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4b73ea" officeooo:paragraph-rsid="00c0c45f"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4b73ea" officeooo:paragraph-rsid="00c1bfa8"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0841f" officeooo:paragraph-rsid="00c6adbb" style:font-weight-asian="normal" style:font-weight-complex="normal"/>
    </style:style>
    <style:style style:name="P16" style:family="paragraph" style:parent-style-name="Standard">
      <style:paragraph-properties fo:text-align="justify" style:justify-single-word="false"/>
      <style:text-properties style:text-underline-style="none" officeooo:rsid="0024fba5" officeooo:paragraph-rsid="0024fba5"/>
    </style:style>
    <style:style style:name="P17" style:family="paragraph" style:parent-style-name="Standard">
      <style:paragraph-properties fo:text-align="justify" style:justify-single-word="false"/>
      <style:text-properties style:text-underline-style="none" officeooo:rsid="00047395" officeooo:paragraph-rsid="009b9c00"/>
    </style:style>
    <style:style style:name="P18" style:family="paragraph" style:parent-style-name="Standard">
      <style:paragraph-properties fo:text-align="justify" style:justify-single-word="false"/>
      <style:text-properties style:text-underline-style="none" officeooo:rsid="0020841f" officeooo:paragraph-rsid="00bc5ea6"/>
    </style:style>
    <style:style style:name="P19" style:family="paragraph" style:parent-style-name="Standard">
      <style:paragraph-properties fo:text-align="justify" style:justify-single-word="false"/>
      <style:text-properties style:use-window-font-color="true" style:text-underline-style="none" fo:font-weight="normal" officeooo:rsid="0006176f" officeooo:paragraph-rsid="0006176f" style:font-weight-asian="normal" style:font-weight-complex="normal"/>
    </style:style>
    <style:style style:name="P20" style:family="paragraph" style:parent-style-name="Standard">
      <style:paragraph-properties fo:text-align="justify" style:justify-single-word="false"/>
      <style:text-properties style:use-window-font-color="true" style:text-underline-style="none" fo:font-weight="normal" officeooo:rsid="00047395" officeooo:paragraph-rsid="00047395" style:font-weight-asian="normal" style:font-weight-complex="normal"/>
    </style:style>
    <style:style style:name="P21" style:family="paragraph" style:parent-style-name="Standard">
      <style:paragraph-properties fo:text-align="justify" style:justify-single-word="false"/>
      <style:text-properties style:use-window-font-color="true" style:text-underline-style="none" fo:font-weight="normal" officeooo:rsid="00060dfa" officeooo:paragraph-rsid="0006176f" style:font-weight-asian="normal" style:font-weight-complex="normal"/>
    </style:style>
    <style:style style:name="P22" style:family="paragraph" style:parent-style-name="Standard">
      <style:paragraph-properties fo:text-align="justify" style:justify-single-word="false"/>
      <style:text-properties style:use-window-font-color="true" style:text-underline-style="none" fo:font-weight="normal" officeooo:rsid="000a508a" officeooo:paragraph-rsid="000a508a" style:font-weight-asian="normal" style:font-weight-complex="normal"/>
    </style:style>
    <style:style style:name="P23" style:family="paragraph" style:parent-style-name="Standard">
      <style:paragraph-properties fo:text-align="justify" style:justify-single-word="false"/>
      <style:text-properties style:use-window-font-color="true" style:text-underline-style="none" fo:font-weight="normal" officeooo:rsid="001336bc" officeooo:paragraph-rsid="001336bc" style:font-weight-asian="normal" style:font-weight-complex="normal"/>
    </style:style>
    <style:style style:name="P24" style:family="paragraph" style:parent-style-name="Standard">
      <style:paragraph-properties fo:text-align="justify" style:justify-single-word="false"/>
      <style:text-properties style:use-window-font-color="true" style:text-underline-style="none" fo:font-weight="normal" officeooo:rsid="0019aa48" officeooo:paragraph-rsid="0019aa48" style:font-weight-asian="normal" style:font-weight-complex="normal"/>
    </style:style>
    <style:style style:name="P25" style:family="paragraph" style:parent-style-name="Standard">
      <style:paragraph-properties fo:text-align="justify" style:justify-single-word="false"/>
      <style:text-properties style:use-window-font-color="true" style:text-underline-style="none" fo:font-weight="normal" officeooo:rsid="000600fa" officeooo:paragraph-rsid="000600fa" style:font-weight-asian="normal" style:font-weight-complex="normal"/>
    </style:style>
    <style:style style:name="P26" style:family="paragraph" style:parent-style-name="Standard">
      <style:paragraph-properties fo:text-align="justify" style:justify-single-word="false"/>
      <style:text-properties style:use-window-font-color="true" style:text-underline-style="none" fo:font-weight="normal" officeooo:rsid="000c2060" officeooo:paragraph-rsid="000e0660" style:font-weight-asian="normal" style:font-weight-complex="normal"/>
    </style:style>
    <style:style style:name="P27" style:family="paragraph" style:parent-style-name="Standard">
      <style:paragraph-properties fo:text-align="justify" style:justify-single-word="false"/>
      <style:text-properties style:use-window-font-color="true" style:text-underline-style="none" fo:font-weight="normal" officeooo:rsid="000e72b3" officeooo:paragraph-rsid="000e72b3" style:font-weight-asian="normal" style:font-weight-complex="normal"/>
    </style:style>
    <style:style style:name="P28" style:family="paragraph" style:parent-style-name="Standard">
      <style:paragraph-properties fo:text-align="justify" style:justify-single-word="false"/>
      <style:text-properties style:use-window-font-color="true" style:text-underline-style="none" fo:font-weight="normal" officeooo:rsid="000e72b3" officeooo:paragraph-rsid="008e7ac4" style:font-weight-asian="normal" style:font-weight-complex="normal"/>
    </style:style>
    <style:style style:name="P29" style:family="paragraph" style:parent-style-name="Standard">
      <style:paragraph-properties fo:text-align="justify" style:justify-single-word="false"/>
      <style:text-properties style:use-window-font-color="true" style:text-underline-style="none" fo:font-weight="normal" officeooo:rsid="0015a163" officeooo:paragraph-rsid="0015a163" style:font-weight-asian="normal" style:font-weight-complex="normal"/>
    </style:style>
    <style:style style:name="P30" style:family="paragraph" style:parent-style-name="Standard">
      <style:paragraph-properties fo:text-align="justify" style:justify-single-word="false"/>
      <style:text-properties style:use-window-font-color="true" style:text-underline-style="none" fo:font-weight="normal" officeooo:rsid="0017cf5c" officeooo:paragraph-rsid="0017cf5c" style:font-weight-asian="normal" style:font-weight-complex="normal"/>
    </style:style>
    <style:style style:name="P31" style:family="paragraph" style:parent-style-name="Standard">
      <style:paragraph-properties fo:text-align="justify" style:justify-single-word="false"/>
      <style:text-properties style:use-window-font-color="true" style:text-underline-style="none" fo:font-weight="normal" officeooo:rsid="001b5d54" officeooo:paragraph-rsid="001ca22b" style:font-weight-asian="normal" style:font-weight-complex="normal"/>
    </style:style>
    <style:style style:name="P32" style:family="paragraph" style:parent-style-name="Standard">
      <style:paragraph-properties fo:text-align="justify" style:justify-single-word="false"/>
      <style:text-properties style:use-window-font-color="true" style:text-underline-style="none" fo:font-weight="normal" officeooo:rsid="001ca22b" officeooo:paragraph-rsid="001ca22b" style:font-weight-asian="normal" style:font-weight-complex="normal"/>
    </style:style>
    <style:style style:name="P33" style:family="paragraph" style:parent-style-name="Standard">
      <style:paragraph-properties fo:text-align="justify" style:justify-single-word="false"/>
      <style:text-properties style:use-window-font-color="true" style:text-underline-style="none" fo:font-weight="normal" officeooo:rsid="001eed47" officeooo:paragraph-rsid="001eed47" style:font-weight-asian="normal" style:font-weight-complex="normal"/>
    </style:style>
    <style:style style:name="P34" style:family="paragraph" style:parent-style-name="Standard">
      <style:paragraph-properties fo:text-align="justify" style:justify-single-word="false"/>
      <style:text-properties style:use-window-font-color="true" style:text-underline-style="none" fo:font-weight="normal" officeooo:rsid="001fcd6b" officeooo:paragraph-rsid="001fcd6b" style:font-weight-asian="normal" style:font-weight-complex="normal"/>
    </style:style>
    <style:style style:name="P35" style:family="paragraph" style:parent-style-name="Standard">
      <style:paragraph-properties fo:text-align="justify" style:justify-single-word="false"/>
      <style:text-properties style:use-window-font-color="true" style:text-underline-style="none" fo:font-weight="normal" officeooo:rsid="003ad0ff" officeooo:paragraph-rsid="0050b5b2" style:font-weight-asian="normal" style:font-weight-complex="normal"/>
    </style:style>
    <style:style style:name="P36" style:family="paragraph" style:parent-style-name="Standard">
      <style:paragraph-properties fo:text-align="justify" style:justify-single-word="false"/>
      <style:text-properties style:use-window-font-color="true" style:text-underline-style="none" fo:font-weight="normal" officeooo:rsid="00079b25" officeooo:paragraph-rsid="0082c6e3" style:font-weight-asian="normal" style:font-weight-complex="normal"/>
    </style:style>
    <style:style style:name="P37" style:family="paragraph" style:parent-style-name="Standard">
      <style:paragraph-properties fo:text-align="justify" style:justify-single-word="false">
        <style:tab-stops/>
      </style:paragraph-properties>
      <style:text-properties style:use-window-font-color="true" style:text-underline-style="none" fo:font-weight="normal" officeooo:rsid="001163fc" officeooo:paragraph-rsid="008bf6a6" style:font-weight-asian="normal" style:font-weight-complex="normal"/>
    </style:style>
    <style:style style:name="P38" style:family="paragraph" style:parent-style-name="Standard">
      <style:paragraph-properties fo:text-align="justify" style:justify-single-word="false">
        <style:tab-stops/>
      </style:paragraph-properties>
      <style:text-properties style:use-window-font-color="true" style:text-underline-style="none" fo:font-weight="normal" officeooo:rsid="001311ea" officeooo:paragraph-rsid="008bf6a6" style:font-weight-asian="normal" style:font-weight-complex="normal"/>
    </style:style>
    <style:style style:name="P39" style:family="paragraph" style:parent-style-name="Standard">
      <style:paragraph-properties fo:text-align="justify" style:justify-single-word="false"/>
      <style:text-properties style:use-window-font-color="true" style:text-underline-style="none" fo:font-weight="bold" officeooo:rsid="0006176f" officeooo:paragraph-rsid="0006176f" style:font-weight-asian="bold" style:font-weight-complex="bold"/>
    </style:style>
    <style:style style:name="P40" style:family="paragraph" style:parent-style-name="Standard">
      <style:text-properties style:use-window-font-color="true" style:text-underline-style="none" fo:font-weight="bold" officeooo:rsid="00047395" officeooo:paragraph-rsid="00047395" style:font-weight-asian="bold" style:font-weight-complex="bold"/>
    </style:style>
    <style:style style:name="P41" style:family="paragraph" style:parent-style-name="Standard">
      <style:paragraph-properties fo:text-align="justify" style:justify-single-word="false"/>
      <style:text-properties style:use-window-font-color="true" style:text-underline-style="none" fo:font-weight="bold" officeooo:rsid="000c2060" officeooo:paragraph-rsid="000c2060" style:font-weight-asian="bold" style:font-weight-complex="bold"/>
    </style:style>
    <style:style style:name="P42" style:family="paragraph" style:parent-style-name="Standard">
      <style:paragraph-properties fo:text-align="justify" style:justify-single-word="false"/>
      <style:text-properties style:use-window-font-color="true" style:text-underline-style="none" fo:font-weight="bold" officeooo:rsid="001b5d54" officeooo:paragraph-rsid="001b5d54" style:font-weight-asian="bold" style:font-weight-complex="bold"/>
    </style:style>
    <style:style style:name="P43" style:family="paragraph" style:parent-style-name="Standard">
      <style:paragraph-properties fo:text-align="center" style:justify-single-word="false"/>
      <style:text-properties style:use-window-font-color="true" style:text-underline-style="none" fo:font-weight="bold" officeooo:rsid="00636c2b" officeooo:paragraph-rsid="00636c2b" style:font-weight-asian="bold" style:font-weight-complex="bold"/>
    </style:style>
    <style:style style:name="P44" style:family="paragraph" style:parent-style-name="Standard">
      <style:paragraph-properties fo:text-align="justify" style:justify-single-word="false"/>
      <style:text-properties style:use-window-font-color="true" style:text-underline-style="none" fo:font-weight="bold" officeooo:rsid="00636c2b" officeooo:paragraph-rsid="00bbc26c" style:font-weight-asian="bold" style:font-weight-complex="bold"/>
    </style:style>
    <style:style style:name="P45" style:family="paragraph" style:parent-style-name="Standard">
      <style:paragraph-properties fo:text-align="justify" style:justify-single-word="false"/>
      <style:text-properties style:use-window-font-color="true" style:text-line-through-style="none" style:text-line-through-type="none" style:text-underline-style="none" fo:font-weight="normal" officeooo:rsid="001163fc" officeooo:paragraph-rsid="001163fc" style:font-weight-asian="normal" style:font-weight-complex="normal"/>
    </style:style>
    <style:style style:name="P46" style:family="paragraph" style:parent-style-name="Standard">
      <style:paragraph-properties fo:text-align="justify" style:justify-single-word="false"/>
      <style:text-properties style:use-window-font-color="true" style:text-line-through-style="none" style:text-line-through-type="none" style:text-underline-style="none" fo:font-weight="normal" officeooo:rsid="001311ea" officeooo:paragraph-rsid="005e9248" style:font-weight-asian="normal" style:font-weight-complex="normal"/>
    </style:style>
    <style:style style:name="P47" style:family="paragraph" style:parent-style-name="Standard">
      <style:paragraph-properties fo:text-align="justify" style:justify-single-word="false"/>
      <style:text-properties style:use-window-font-color="true" style:text-line-through-style="none" style:text-line-through-type="none" style:text-underline-style="none" fo:font-weight="normal" officeooo:rsid="001311ea" officeooo:paragraph-rsid="00965eb5" style:font-weight-asian="normal" style:font-weight-complex="normal"/>
    </style:style>
    <style:style style:name="P48" style:family="paragraph" style:parent-style-name="Standard">
      <style:paragraph-properties fo:text-align="start" style:justify-single-word="false"/>
      <style:text-properties style:use-window-font-color="true" style:text-line-through-style="none" style:text-line-through-type="none" style:text-underline-style="none" fo:font-weight="bold" officeooo:rsid="00636c2b" officeooo:paragraph-rsid="00636c2b" style:font-weight-asian="bold" style:font-weight-complex="bold"/>
    </style:style>
    <style:style style:name="P49"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6a047f" officeooo:paragraph-rsid="00636c2b"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officeooo:paragraph-rsid="00636c2b"/>
    </style:style>
    <style:style style:name="P51" style:family="paragraph" style:parent-style-name="Paragraphe_20_de_20_liste">
      <style:paragraph-properties fo:margin-left="0cm" fo:margin-right="0cm" fo:text-align="justify" style:justify-single-word="false" fo:text-indent="0cm" style:auto-text-indent="false"/>
    </style:style>
    <style:style style:name="P52" style:family="paragraph" style:parent-style-name="Paragraphe_20_de_20_liste">
      <style:paragraph-properties fo:margin-left="0cm" fo:margin-right="0cm" fo:text-align="justify" style:justify-single-word="false" fo:text-indent="0cm" style:auto-text-indent="false"/>
      <style:text-properties officeooo:rsid="006b75c2" officeooo:paragraph-rsid="006b75c2"/>
    </style:style>
    <style:style style:name="P53" style:family="paragraph" style:parent-style-name="Standard">
      <style:paragraph-properties fo:margin-left="0cm" fo:margin-right="0cm" fo:text-align="justify" style:justify-single-word="false" fo:text-indent="0cm" style:auto-text-indent="false"/>
      <style:text-properties officeooo:paragraph-rsid="006b75c2"/>
    </style:style>
    <style:style style:name="P5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88a736"/>
    </style:style>
    <style:style style:name="P55" style:family="paragraph" style:parent-style-name="Standard">
      <style:paragraph-properties fo:margin-left="0cm" fo:margin-right="0cm" fo:text-align="justify" style:justify-single-word="false" fo:text-indent="0cm" style:auto-text-indent="false"/>
      <style:text-properties officeooo:paragraph-rsid="00aa2f12"/>
    </style:style>
    <style:style style:name="P56" style:family="paragraph" style:parent-style-name="Standard">
      <style:paragraph-properties fo:margin-left="0cm" fo:margin-right="0cm" fo:text-align="justify" style:justify-single-word="false" fo:text-indent="0cm" style:auto-text-indent="false"/>
      <style:text-properties officeooo:paragraph-rsid="00aa9fd3"/>
    </style:style>
    <style:style style:name="P57" style:family="paragraph" style:parent-style-name="Standard">
      <style:paragraph-properties fo:margin-left="0cm" fo:margin-right="0cm" fo:text-align="justify" style:justify-single-word="false" fo:text-indent="0cm" style:auto-text-indent="false"/>
      <style:text-properties officeooo:paragraph-rsid="00ade87a"/>
    </style:style>
    <style:style style:name="P58" style:family="paragraph" style:parent-style-name="Standard">
      <style:paragraph-properties fo:margin-left="0cm" fo:margin-right="0cm" fo:line-height="106%" fo:text-align="justify" style:justify-single-word="false" fo:text-indent="0cm" style:auto-text-indent="false"/>
      <style:text-properties officeooo:paragraph-rsid="00ade87a"/>
    </style:style>
    <style:style style:name="P59" style:family="paragraph" style:parent-style-name="Standard">
      <style:paragraph-properties fo:margin-left="0cm" fo:margin-right="0cm" fo:line-height="106%" fo:text-align="justify" style:justify-single-word="false" fo:text-indent="0cm" style:auto-text-indent="false"/>
      <style:text-properties officeooo:paragraph-rsid="00ae46b1"/>
    </style:style>
    <style:style style:name="P60" style:family="paragraph" style:parent-style-name="Standard">
      <style:paragraph-properties fo:text-align="center" style:justify-single-word="false">
        <style:tab-stops>
          <style:tab-stop style:position="16.655cm"/>
        </style:tab-stops>
      </style:paragraph-properties>
      <style:text-properties style:use-window-font-color="true" style:text-underline-style="none" fo:font-weight="normal" officeooo:rsid="00047395" officeooo:paragraph-rsid="00047395" style:font-weight-asian="normal" style:font-weight-complex="normal"/>
    </style:style>
    <style:style style:name="T1" style:family="text">
      <style:text-properties officeooo:rsid="0005ee94"/>
    </style:style>
    <style:style style:name="T2" style:family="text">
      <style:text-properties officeooo:rsid="000e0660"/>
    </style:style>
    <style:style style:name="T3" style:family="text">
      <style:text-properties officeooo:rsid="0019aa48"/>
    </style:style>
    <style:style style:name="T4" style:family="text">
      <style:text-properties officeooo:rsid="001b5d54"/>
    </style:style>
    <style:style style:name="T5" style:family="text">
      <style:text-properties fo:font-weight="bold" style:font-weight-asian="bold" style:font-weight-complex="bold"/>
    </style:style>
    <style:style style:name="T6" style:family="text">
      <style:text-properties fo:font-weight="bold" officeooo:rsid="000600fa" style:font-weight-asian="bold" style:font-weight-complex="bold"/>
    </style:style>
    <style:style style:name="T7" style:family="text">
      <style:text-properties fo:font-weight="bold" officeooo:rsid="0068b5e9" style:font-weight-asian="bold" style:font-weight-complex="bold"/>
    </style:style>
    <style:style style:name="T8" style:family="text">
      <style:text-properties fo:font-weight="bold" officeooo:rsid="004688bf" style:font-weight-asian="bold" style:font-weight-complex="bold"/>
    </style:style>
    <style:style style:name="T9" style:family="text">
      <style:text-properties fo:font-weight="bold" officeooo:rsid="0013fdbb" style:font-weight-asian="bold" style:font-weight-complex="bold"/>
    </style:style>
    <style:style style:name="T10" style:family="text">
      <style:text-properties fo:font-weight="bold" officeooo:rsid="0016a881" style:font-weight-asian="bold" style:font-weight-complex="bold"/>
    </style:style>
    <style:style style:name="T11" style:family="text">
      <style:text-properties fo:font-weight="bold" officeooo:rsid="007d642e" style:font-weight-asian="bold" style:font-weight-complex="bold"/>
    </style:style>
    <style:style style:name="T12" style:family="text">
      <style:text-properties fo:font-weight="bold" officeooo:rsid="006a047f" style:font-weight-asian="bold" style:font-weight-complex="bold"/>
    </style:style>
    <style:style style:name="T13" style:family="text">
      <style:text-properties fo:font-weight="bold" officeooo:rsid="000ae313" style:font-weight-asian="bold" style:font-weight-complex="bold"/>
    </style:style>
    <style:style style:name="T14" style:family="text">
      <style:text-properties fo:font-weight="bold" officeooo:rsid="00a6e8b8" style:font-weight-asian="bold" style:font-weight-complex="bold"/>
    </style:style>
    <style:style style:name="T15" style:family="text">
      <style:text-properties fo:font-weight="bold" officeooo:rsid="00bf9028" style:font-weight-asian="bold" style:font-weight-complex="bold"/>
    </style:style>
    <style:style style:name="T16" style:family="text">
      <style:text-properties fo:font-weight="bold" officeooo:rsid="00c6adbb" style:font-weight-asian="bold" style:font-weight-complex="bold"/>
    </style:style>
    <style:style style:name="T17" style:family="text">
      <style:text-properties style:text-line-through-style="none" style:text-line-through-type="none"/>
    </style:style>
    <style:style style:name="T18" style:family="text">
      <style:text-properties style:text-line-through-style="none" style:text-line-through-type="none" officeooo:rsid="00477719"/>
    </style:style>
    <style:style style:name="T19" style:family="text">
      <style:text-properties style:text-line-through-style="none" style:text-line-through-type="none" officeooo:rsid="0046d07d"/>
    </style:style>
    <style:style style:name="T20" style:family="text">
      <style:text-properties style:text-line-through-style="none" style:text-line-through-type="none" officeooo:rsid="001311ea"/>
    </style:style>
    <style:style style:name="T21" style:family="text">
      <style:text-properties style:text-line-through-style="none" style:text-line-through-type="none" officeooo:rsid="00606386"/>
    </style:style>
    <style:style style:name="T22" style:family="text">
      <style:text-properties style:text-line-through-style="none" style:text-line-through-type="none" fo:font-style="normal" fo:font-weight="normal" officeooo:rsid="00695ad0" style:font-style-asian="normal" style:font-weight-asian="normal" style:font-style-complex="normal" style:font-weight-complex="normal"/>
    </style:style>
    <style:style style:name="T23" style:family="text">
      <style:text-properties style:text-line-through-style="none" style:text-line-through-type="none" fo:font-style="normal" fo:font-weight="normal" officeooo:rsid="00705976" style:font-style-asian="normal" style:font-weight-asian="normal" style:font-style-complex="normal" style:font-weight-complex="normal"/>
    </style:style>
    <style:style style:name="T24" style:family="text">
      <style:text-properties style:text-line-through-style="none" style:text-line-through-type="none" fo:font-style="normal" fo:font-weight="normal" officeooo:rsid="00a950be" style:font-style-asian="normal" style:font-weight-asian="normal" style:font-style-complex="normal" style:font-weight-complex="normal"/>
    </style:style>
    <style:style style:name="T25" style:family="text">
      <style:text-properties style:text-line-through-style="none" style:text-line-through-type="none" officeooo:rsid="008e7ac4"/>
    </style:style>
    <style:style style:name="T26" style:family="text">
      <style:text-properties style:text-line-through-style="none" style:text-line-through-type="none" officeooo:rsid="00b096ef"/>
    </style:style>
    <style:style style:name="T27" style:family="text">
      <style:text-properties fo:font-weight="normal" style:font-weight-asian="normal" style:font-weight-complex="normal"/>
    </style:style>
    <style:style style:name="T28" style:family="text">
      <style:text-properties fo:font-weight="normal" officeooo:rsid="0021f25d" style:font-weight-asian="normal" style:font-weight-complex="normal"/>
    </style:style>
    <style:style style:name="T29" style:family="text">
      <style:text-properties fo:font-weight="normal" officeooo:rsid="00233b1d" style:font-weight-asian="normal" style:font-weight-complex="normal"/>
    </style:style>
    <style:style style:name="T30" style:family="text">
      <style:text-properties fo:font-weight="normal" officeooo:rsid="0024fba5" style:font-weight-asian="normal" style:font-weight-complex="normal"/>
    </style:style>
    <style:style style:name="T31" style:family="text">
      <style:text-properties fo:font-weight="normal" officeooo:rsid="002b9fff" style:font-weight-asian="normal" style:font-weight-complex="normal"/>
    </style:style>
    <style:style style:name="T32" style:family="text">
      <style:text-properties fo:font-weight="normal" officeooo:rsid="000600fa" style:font-weight-asian="normal" style:font-weight-complex="normal"/>
    </style:style>
    <style:style style:name="T33" style:family="text">
      <style:text-properties fo:font-weight="normal" officeooo:rsid="00477719" style:font-weight-asian="normal" style:font-weight-complex="normal"/>
    </style:style>
    <style:style style:name="T34" style:family="text">
      <style:text-properties fo:font-weight="normal" officeooo:rsid="00496451" style:font-weight-asian="normal" style:font-weight-complex="normal"/>
    </style:style>
    <style:style style:name="T35" style:family="text">
      <style:text-properties fo:font-weight="normal" officeooo:rsid="004ac231" style:font-weight-asian="normal" style:font-weight-complex="normal"/>
    </style:style>
    <style:style style:name="T36" style:family="text">
      <style:text-properties fo:font-weight="normal" officeooo:rsid="004b73ea" style:font-weight-asian="normal" style:font-weight-complex="normal"/>
    </style:style>
    <style:style style:name="T37" style:family="text">
      <style:text-properties fo:font-weight="normal" officeooo:rsid="00324e70" style:font-weight-asian="normal" style:font-weight-complex="normal"/>
    </style:style>
    <style:style style:name="T38" style:family="text">
      <style:text-properties fo:font-weight="normal" officeooo:rsid="0050b5b2" style:font-weight-asian="normal" style:font-weight-complex="normal"/>
    </style:style>
    <style:style style:name="T39" style:family="text">
      <style:text-properties fo:font-weight="normal" officeooo:rsid="00525704" style:font-weight-asian="normal" style:font-weight-complex="normal"/>
    </style:style>
    <style:style style:name="T40" style:family="text">
      <style:text-properties fo:font-weight="normal" officeooo:rsid="0032f9e6" style:font-weight-asian="normal" style:font-weight-complex="normal"/>
    </style:style>
    <style:style style:name="T41" style:family="text">
      <style:text-properties fo:font-weight="normal" officeooo:rsid="00060dfa" style:font-weight-asian="normal" style:font-weight-complex="normal"/>
    </style:style>
    <style:style style:name="T42" style:family="text">
      <style:text-properties fo:font-weight="normal" officeooo:rsid="003436d8" style:font-weight-asian="normal" style:font-weight-complex="normal"/>
    </style:style>
    <style:style style:name="T43" style:family="text">
      <style:text-properties fo:font-weight="normal" officeooo:rsid="00583dde" style:font-weight-asian="normal" style:font-weight-complex="normal"/>
    </style:style>
    <style:style style:name="T44" style:family="text">
      <style:text-properties fo:font-weight="normal" officeooo:rsid="005b231d" style:font-weight-asian="normal" style:font-weight-complex="normal"/>
    </style:style>
    <style:style style:name="T45" style:family="text">
      <style:text-properties fo:font-weight="normal" officeooo:rsid="005b40ce" style:font-weight-asian="normal" style:font-weight-complex="normal"/>
    </style:style>
    <style:style style:name="T46" style:family="text">
      <style:text-properties fo:font-weight="normal" officeooo:rsid="005bc715" style:font-weight-asian="normal" style:font-weight-complex="normal"/>
    </style:style>
    <style:style style:name="T47" style:family="text">
      <style:text-properties fo:font-weight="normal" officeooo:rsid="005e9248" style:font-weight-asian="normal" style:font-weight-complex="normal"/>
    </style:style>
    <style:style style:name="T48" style:family="text">
      <style:text-properties fo:font-weight="normal" officeooo:rsid="0078ca49" style:font-weight-asian="normal" style:font-weight-complex="normal"/>
    </style:style>
    <style:style style:name="T49" style:family="text">
      <style:text-properties fo:font-weight="normal" officeooo:rsid="007a2307" style:font-weight-asian="normal" style:font-weight-complex="normal"/>
    </style:style>
    <style:style style:name="T50" style:family="text">
      <style:text-properties fo:font-weight="normal" officeooo:rsid="0090aee1" style:font-weight-asian="normal" style:font-weight-complex="normal"/>
    </style:style>
    <style:style style:name="T51" style:family="text">
      <style:text-properties fo:font-weight="normal" officeooo:rsid="0098723b" style:font-weight-asian="normal" style:font-weight-complex="normal"/>
    </style:style>
    <style:style style:name="T52" style:family="text">
      <style:text-properties fo:font-weight="normal" officeooo:rsid="00b3bbd8" style:font-weight-asian="normal" style:font-weight-complex="normal"/>
    </style:style>
    <style:style style:name="T53" style:family="text">
      <style:text-properties fo:font-weight="normal" officeooo:rsid="00bbc26c" style:font-weight-asian="normal" style:font-weight-complex="normal"/>
    </style:style>
    <style:style style:name="T54" style:family="text">
      <style:text-properties fo:font-weight="normal" officeooo:rsid="00bf6392" style:font-weight-asian="normal" style:font-weight-complex="normal"/>
    </style:style>
    <style:style style:name="T55" style:family="text">
      <style:text-properties style:use-window-font-color="true"/>
    </style:style>
    <style:style style:name="T56" style:family="text">
      <style:text-properties style:use-window-font-color="true" officeooo:rsid="003436d8"/>
    </style:style>
    <style:style style:name="T57" style:family="text">
      <style:text-properties style:use-window-font-color="true" officeooo:rsid="00343dcf"/>
    </style:style>
    <style:style style:name="T58" style:family="text">
      <style:text-properties style:use-window-font-color="true" officeooo:rsid="000600fa"/>
    </style:style>
    <style:style style:name="T59" style:family="text">
      <style:text-properties style:use-window-font-color="true" style:text-line-through-style="none" style:text-line-through-type="none" officeooo:rsid="003ad0ff"/>
    </style:style>
    <style:style style:name="T60" style:family="text">
      <style:text-properties style:use-window-font-color="true" style:text-line-through-style="none" style:text-line-through-type="none" officeooo:rsid="001163fc"/>
    </style:style>
    <style:style style:name="T61" style:family="text">
      <style:text-properties style:use-window-font-color="true" style:text-line-through-style="none" style:text-line-through-type="none" officeooo:rsid="004077c9"/>
    </style:style>
    <style:style style:name="T62" style:family="text">
      <style:text-properties style:use-window-font-color="true" style:text-line-through-style="none" style:text-line-through-type="none" officeooo:rsid="00525704"/>
    </style:style>
    <style:style style:name="T63" style:family="text">
      <style:text-properties style:use-window-font-color="true" style:text-line-through-style="none" style:text-line-through-type="none" fo:font-style="normal" style:text-underline-style="none" fo:font-weight="normal" officeooo:rsid="00695ad0" style:font-style-asian="normal" style:font-weight-asian="normal" style:font-style-complex="normal" style:font-weight-complex="normal"/>
    </style:style>
    <style:style style:name="T64" style:family="text">
      <style:text-properties style:use-window-font-color="true" style:text-line-through-style="none" style:text-line-through-type="none" fo:font-style="normal" style:text-underline-style="none" fo:font-weight="normal" officeooo:rsid="006a047f" style:font-style-asian="normal" style:font-weight-asian="normal" style:font-style-complex="normal" style:font-weight-complex="normal"/>
    </style:style>
    <style:style style:name="T65" style:family="text">
      <style:text-properties style:use-window-font-color="true" style:text-line-through-style="none" style:text-line-through-type="none" fo:font-style="normal" style:text-underline-style="none" fo:font-weight="normal" officeooo:rsid="00741c6d" style:font-style-asian="normal" style:font-weight-asian="normal" style:font-style-complex="normal" style:font-weight-complex="normal"/>
    </style:style>
    <style:style style:name="T66" style:family="text">
      <style:text-properties style:use-window-font-color="true" style:text-line-through-style="none" style:text-line-through-type="none" fo:font-style="normal" style:text-underline-style="none" fo:font-weight="normal" officeooo:rsid="0074fc40" style:font-style-asian="normal" style:font-weight-asian="normal" style:font-style-complex="normal" style:font-weight-complex="normal"/>
    </style:style>
    <style:style style:name="T67" style:family="text">
      <style:text-properties style:use-window-font-color="true" style:text-line-through-style="none" style:text-line-through-type="none" fo:font-style="normal" style:text-underline-style="none" fo:font-weight="normal" officeooo:rsid="00800a26" style:font-style-asian="normal" style:font-weight-asian="normal" style:font-style-complex="normal" style:font-weight-complex="normal"/>
    </style:style>
    <style:style style:name="T68" style:family="text">
      <style:text-properties style:use-window-font-color="true" style:text-line-through-style="none" style:text-line-through-type="none" fo:font-style="normal" style:text-underline-style="none" fo:font-weight="normal" officeooo:rsid="00857603" style:font-style-asian="normal" style:font-weight-asian="normal" style:font-style-complex="normal" style:font-weight-complex="normal"/>
    </style:style>
    <style:style style:name="T69" style:family="text">
      <style:text-properties style:use-window-font-color="true" style:text-line-through-style="none" style:text-line-through-type="none" fo:font-style="normal" style:text-underline-style="none" fo:font-weight="normal" officeooo:rsid="00a950be" style:font-style-asian="normal" style:font-weight-asian="normal" style:font-style-complex="normal" style:font-weight-complex="normal"/>
    </style:style>
    <style:style style:name="T70" style:family="text">
      <style:text-properties style:use-window-font-color="true" style:text-line-through-style="none" style:text-line-through-type="none" fo:font-style="normal" style:text-underline-style="none" fo:font-weight="normal" officeooo:rsid="00bbc26c" style:font-style-asian="normal" style:font-weight-asian="normal" style:font-style-complex="normal" style:font-weight-complex="normal"/>
    </style:style>
    <style:style style:name="T71" style:family="text">
      <style:text-properties style:use-window-font-color="true" style:text-line-through-style="none" style:text-line-through-type="none" fo:font-style="normal" style:text-underline-style="none" fo:font-weight="normal" officeooo:rsid="00cdff70" style:font-style-asian="normal" style:font-weight-asian="normal" style:font-style-complex="normal" style:font-weight-complex="normal"/>
    </style:style>
    <style:style style:name="T72" style:family="text">
      <style:text-properties style:use-window-font-color="true" style:text-line-through-style="none" style:text-line-through-type="none" officeooo:rsid="009224e7"/>
    </style:style>
    <style:style style:name="T73" style:family="text">
      <style:text-properties style:use-window-font-color="true" style:text-line-through-style="none" style:text-line-through-type="none" officeooo:rsid="00965eb5"/>
    </style:style>
    <style:style style:name="T74" style:family="text">
      <style:text-properties style:use-window-font-color="true" style:text-line-through-style="none" style:text-line-through-type="none" officeooo:rsid="009a46b5"/>
    </style:style>
    <style:style style:name="T75" style:family="text">
      <style:text-properties style:use-window-font-color="true" style:text-line-through-style="none" style:text-line-through-type="none" officeooo:rsid="009b9c00"/>
    </style:style>
    <style:style style:name="T76" style:family="text">
      <style:text-properties style:use-window-font-color="true" style:text-line-through-style="none" style:text-line-through-type="none" officeooo:rsid="00b509e2"/>
    </style:style>
    <style:style style:name="T77" style:family="text">
      <style:text-properties style:use-window-font-color="true" style:text-line-through-style="none" style:text-line-through-type="none" officeooo:rsid="00c1bfa8"/>
    </style:style>
    <style:style style:name="T78" style:family="text">
      <style:text-properties style:use-window-font-color="true" style:text-line-through-style="none" style:text-line-through-type="none" officeooo:rsid="00386cfe"/>
    </style:style>
    <style:style style:name="T79" style:family="text">
      <style:text-properties style:use-window-font-color="true" style:text-line-through-style="none" style:text-line-through-type="none" officeooo:rsid="001311ea"/>
    </style:style>
    <style:style style:name="T80" style:family="text">
      <style:text-properties style:use-window-font-color="true" style:text-line-through-style="none" style:text-line-through-type="none" officeooo:rsid="0054dab9"/>
    </style:style>
    <style:style style:name="T81" style:family="text">
      <style:text-properties style:use-window-font-color="true" style:text-line-through-style="none" style:text-line-through-type="none" officeooo:rsid="00a336f4"/>
    </style:style>
    <style:style style:name="T82" style:family="text">
      <style:text-properties style:use-window-font-color="true" style:text-line-through-style="none" style:text-line-through-type="none" officeooo:rsid="00930e23"/>
    </style:style>
    <style:style style:name="T83" style:family="text">
      <style:text-properties style:use-window-font-color="true" style:text-line-through-style="none" style:text-line-through-type="none" officeooo:rsid="004d1a4d"/>
    </style:style>
    <style:style style:name="T84" style:family="text">
      <style:text-properties style:use-window-font-color="true" style:text-line-through-style="none" style:text-line-through-type="none" officeooo:rsid="00c64c45"/>
    </style:style>
    <style:style style:name="T85" style:family="text">
      <style:text-properties style:use-window-font-color="true" style:text-line-through-style="none" style:text-line-through-type="none" officeooo:rsid="00c73d96"/>
    </style:style>
    <style:style style:name="T86" style:family="text">
      <style:text-properties style:use-window-font-color="true" officeooo:rsid="0037d4c8"/>
    </style:style>
    <style:style style:name="T87" style:family="text">
      <style:text-properties style:use-window-font-color="true" officeooo:rsid="00496451"/>
    </style:style>
    <style:style style:name="T88" style:family="text">
      <style:text-properties style:use-window-font-color="true" officeooo:rsid="003ad0ff"/>
    </style:style>
    <style:style style:name="T89" style:family="text">
      <style:text-properties style:use-window-font-color="true" officeooo:rsid="0050b5b2"/>
    </style:style>
    <style:style style:name="T90" style:family="text">
      <style:text-properties style:use-window-font-color="true" officeooo:rsid="0051f178"/>
    </style:style>
    <style:style style:name="T91" style:family="text">
      <style:text-properties style:use-window-font-color="true" officeooo:rsid="00525704"/>
    </style:style>
    <style:style style:name="T92" style:family="text">
      <style:text-properties style:use-window-font-color="true" officeooo:rsid="0005ee94"/>
    </style:style>
    <style:style style:name="T93" style:family="text">
      <style:text-properties style:use-window-font-color="true" officeooo:rsid="004e5f77"/>
    </style:style>
    <style:style style:name="T94" style:family="text">
      <style:text-properties style:use-window-font-color="true" officeooo:rsid="00545396"/>
    </style:style>
    <style:style style:name="T95" style:family="text">
      <style:text-properties style:use-window-font-color="true" officeooo:rsid="00566229"/>
    </style:style>
    <style:style style:name="T96" style:family="text">
      <style:text-properties style:use-window-font-color="true" officeooo:rsid="005804c7"/>
    </style:style>
    <style:style style:name="T97" style:family="text">
      <style:text-properties style:use-window-font-color="true" officeooo:rsid="00583dde"/>
    </style:style>
    <style:style style:name="T98" style:family="text">
      <style:text-properties style:use-window-font-color="true" officeooo:rsid="0059160f"/>
    </style:style>
    <style:style style:name="T99" style:family="text">
      <style:text-properties style:use-window-font-color="true" officeooo:rsid="005d8b5f"/>
    </style:style>
    <style:style style:name="T100" style:family="text">
      <style:text-properties style:use-window-font-color="true" officeooo:rsid="004d1a4d"/>
    </style:style>
    <style:style style:name="T101" style:family="text">
      <style:text-properties style:use-window-font-color="true" officeooo:rsid="005e9248"/>
    </style:style>
    <style:style style:name="T102" style:family="text">
      <style:text-properties style:use-window-font-color="true" officeooo:rsid="00618799"/>
    </style:style>
    <style:style style:name="T103" style:family="text">
      <style:text-properties style:use-window-font-color="true" officeooo:rsid="00636c2b"/>
    </style:style>
    <style:style style:name="T104" style:family="text">
      <style:text-properties style:use-window-font-color="true" officeooo:rsid="006e5817"/>
    </style:style>
    <style:style style:name="T105" style:family="text">
      <style:text-properties style:use-window-font-color="true" officeooo:rsid="00705976"/>
    </style:style>
    <style:style style:name="T106" style:family="text">
      <style:text-properties style:use-window-font-color="true" officeooo:rsid="007bf006"/>
    </style:style>
    <style:style style:name="T107" style:family="text">
      <style:text-properties style:use-window-font-color="true" officeooo:rsid="007fbc2b"/>
    </style:style>
    <style:style style:name="T108" style:family="text">
      <style:text-properties style:use-window-font-color="true" fo:font-weight="bold" officeooo:rsid="00566229" style:font-weight-asian="bold" style:font-weight-complex="bold"/>
    </style:style>
    <style:style style:name="T109" style:family="text">
      <style:text-properties style:use-window-font-color="true" fo:font-weight="bold" officeooo:rsid="005804c7" style:font-weight-asian="bold" style:font-weight-complex="bold"/>
    </style:style>
    <style:style style:name="T110" style:family="text">
      <style:text-properties style:use-window-font-color="true" fo:font-weight="bold" officeooo:rsid="00636c2b" style:font-weight-asian="bold" style:font-weight-complex="bold"/>
    </style:style>
    <style:style style:name="T111" style:family="text">
      <style:text-properties style:use-window-font-color="true" fo:font-weight="bold" officeooo:rsid="00b8d8ee" style:font-weight-asian="bold" style:font-weight-complex="bold"/>
    </style:style>
    <style:style style:name="T112" style:family="text">
      <style:text-properties style:use-window-font-color="true" fo:font-weight="bold" officeooo:rsid="00583dde" style:font-weight-asian="bold" style:font-weight-complex="bold"/>
    </style:style>
    <style:style style:name="T113" style:family="text">
      <style:text-properties style:use-window-font-color="true" fo:font-weight="bold" officeooo:rsid="00bbc26c" style:font-weight-asian="bold" style:font-weight-complex="bold"/>
    </style:style>
    <style:style style:name="T114" style:family="text">
      <style:text-properties style:use-window-font-color="true" fo:font-weight="bold" officeooo:rsid="00c64c45" style:font-weight-asian="bold" style:font-weight-complex="bold"/>
    </style:style>
    <style:style style:name="T115" style:family="text">
      <style:text-properties style:use-window-font-color="true" officeooo:rsid="00831043"/>
    </style:style>
    <style:style style:name="T116" style:family="text">
      <style:text-properties style:use-window-font-color="true" officeooo:rsid="0090aee1"/>
    </style:style>
    <style:style style:name="T117" style:family="text">
      <style:text-properties style:use-window-font-color="true" officeooo:rsid="000c2060"/>
    </style:style>
    <style:style style:name="T118" style:family="text">
      <style:text-properties style:use-window-font-color="true" officeooo:rsid="000e0660"/>
    </style:style>
    <style:style style:name="T119" style:family="text">
      <style:text-properties style:use-window-font-color="true" officeooo:rsid="009224e7"/>
    </style:style>
    <style:style style:name="T120" style:family="text">
      <style:text-properties style:use-window-font-color="true" officeooo:rsid="00930e23"/>
    </style:style>
    <style:style style:name="T121" style:family="text">
      <style:text-properties style:use-window-font-color="true" officeooo:rsid="00957b75"/>
    </style:style>
    <style:style style:name="T122" style:family="text">
      <style:text-properties style:use-window-font-color="true" officeooo:rsid="00965eb5"/>
    </style:style>
    <style:style style:name="T123" style:family="text">
      <style:text-properties style:use-window-font-color="true" officeooo:rsid="009a46b5"/>
    </style:style>
    <style:style style:name="T124" style:family="text">
      <style:text-properties style:use-window-font-color="true" officeooo:rsid="009b9c00"/>
    </style:style>
    <style:style style:name="T125" style:family="text">
      <style:text-properties style:use-window-font-color="true" officeooo:rsid="009cd17d"/>
    </style:style>
    <style:style style:name="T126" style:family="text">
      <style:text-properties style:use-window-font-color="true" officeooo:rsid="00a29689"/>
    </style:style>
    <style:style style:name="T127" style:family="text">
      <style:text-properties style:use-window-font-color="true" officeooo:rsid="00a46df9"/>
    </style:style>
    <style:style style:name="T128" style:family="text">
      <style:text-properties style:use-window-font-color="true" officeooo:rsid="00b509e2"/>
    </style:style>
    <style:style style:name="T129" style:family="text">
      <style:text-properties style:use-window-font-color="true" officeooo:rsid="00b5dbb6"/>
    </style:style>
    <style:style style:name="T130" style:family="text">
      <style:text-properties style:use-window-font-color="true" officeooo:rsid="00b73427"/>
    </style:style>
    <style:style style:name="T131" style:family="text">
      <style:text-properties style:use-window-font-color="true" officeooo:rsid="00b7c5c3"/>
    </style:style>
    <style:style style:name="T132" style:family="text">
      <style:text-properties style:use-window-font-color="true" officeooo:rsid="00b8d8ee"/>
    </style:style>
    <style:style style:name="T133" style:family="text">
      <style:text-properties style:use-window-font-color="true" officeooo:rsid="00ba6d50"/>
    </style:style>
    <style:style style:name="T134" style:family="text">
      <style:text-properties style:use-window-font-color="true" officeooo:rsid="00bbc26c"/>
    </style:style>
    <style:style style:name="T135" style:family="text">
      <style:text-properties style:use-window-font-color="true" officeooo:rsid="00bc5ea6"/>
    </style:style>
    <style:style style:name="T136" style:family="text">
      <style:text-properties style:use-window-font-color="true" officeooo:rsid="00bf9028"/>
    </style:style>
    <style:style style:name="T137" style:family="text">
      <style:text-properties style:use-window-font-color="true" officeooo:rsid="00c0c45f"/>
    </style:style>
    <style:style style:name="T138" style:family="text">
      <style:text-properties style:use-window-font-color="true" officeooo:rsid="00c1bfa8"/>
    </style:style>
    <style:style style:name="T139" style:family="text">
      <style:text-properties style:use-window-font-color="true" officeooo:rsid="00c38c6f"/>
    </style:style>
    <style:style style:name="T140" style:family="text">
      <style:text-properties style:use-window-font-color="true" officeooo:rsid="00c73d96"/>
    </style:style>
    <style:style style:name="T141" style:family="text">
      <style:text-properties officeooo:rsid="0029d729"/>
    </style:style>
    <style:style style:name="T142" style:family="text">
      <style:text-properties officeooo:rsid="002b9fff"/>
    </style:style>
    <style:style style:name="T143" style:family="text">
      <style:text-properties officeooo:rsid="000600fa"/>
    </style:style>
    <style:style style:name="T144" style:family="text">
      <style:text-properties officeooo:rsid="004543da"/>
    </style:style>
    <style:style style:name="T145" style:family="text">
      <style:text-properties officeooo:rsid="004688bf"/>
    </style:style>
    <style:style style:name="T146" style:family="text">
      <style:text-properties officeooo:rsid="004ac231"/>
    </style:style>
    <style:style style:name="T147" style:family="text">
      <style:text-properties officeooo:rsid="004c166f"/>
    </style:style>
    <style:style style:name="T148" style:family="text">
      <style:text-properties officeooo:rsid="0050b5b2"/>
    </style:style>
    <style:style style:name="T149" style:family="text">
      <style:text-properties officeooo:rsid="0051f178"/>
    </style:style>
    <style:style style:name="T150" style:family="text">
      <style:text-properties officeooo:rsid="00477719"/>
    </style:style>
    <style:style style:name="T151" style:family="text">
      <style:text-properties officeooo:rsid="0013fdbb"/>
    </style:style>
    <style:style style:name="T152" style:family="text">
      <style:text-properties officeooo:rsid="00459720"/>
    </style:style>
    <style:style style:name="T153" style:family="text">
      <style:text-properties officeooo:rsid="00060dfa"/>
    </style:style>
    <style:style style:name="T154" style:family="text">
      <style:text-properties officeooo:rsid="001ca22b"/>
    </style:style>
    <style:style style:name="T155" style:family="text">
      <style:text-properties officeooo:rsid="0006176f"/>
    </style:style>
    <style:style style:name="T156" style:family="text">
      <style:text-properties officeooo:rsid="000ae313"/>
    </style:style>
    <style:style style:name="T157" style:family="text">
      <style:text-properties officeooo:rsid="001311ea"/>
    </style:style>
    <style:style style:name="T158" style:family="text">
      <style:text-properties officeooo:rsid="001311ea" fo:background-color="transparent" loext:char-shading-value="0"/>
    </style:style>
    <style:style style:name="T159" style:family="text">
      <style:text-properties officeooo:rsid="0016a881"/>
    </style:style>
    <style:style style:name="T160" style:family="text">
      <style:text-properties officeooo:rsid="001d2b6c"/>
    </style:style>
    <style:style style:name="T161" style:family="text">
      <style:text-properties officeooo:rsid="001fcd6b"/>
    </style:style>
    <style:style style:name="T162" style:family="text">
      <style:text-properties officeooo:rsid="005acca5"/>
    </style:style>
    <style:style style:name="T163" style:family="text">
      <style:text-properties officeooo:rsid="005b231d"/>
    </style:style>
    <style:style style:name="T164" style:family="text">
      <style:text-properties officeooo:rsid="00606386"/>
    </style:style>
    <style:style style:name="T165" style:family="text">
      <style:text-properties officeooo:rsid="00618799"/>
    </style:style>
    <style:style style:name="T166" style:family="text">
      <style:text-properties officeooo:rsid="0068b5e9"/>
    </style:style>
    <style:style style:name="T167" style:family="text">
      <style:text-properties officeooo:rsid="006a047f"/>
    </style:style>
    <style:style style:name="T168" style:family="text">
      <style:text-properties officeooo:rsid="006b75c2"/>
    </style:style>
    <style:style style:name="T169" style:family="text">
      <style:text-properties officeooo:rsid="0070d583"/>
    </style:style>
    <style:style style:name="T170" style:family="text">
      <style:text-properties officeooo:rsid="0071aa28"/>
    </style:style>
    <style:style style:name="T171" style:family="text">
      <style:text-properties officeooo:rsid="007390b7"/>
    </style:style>
    <style:style style:name="T172" style:family="text">
      <style:text-properties officeooo:rsid="00741c6d"/>
    </style:style>
    <style:style style:name="T173" style:family="text">
      <style:text-properties officeooo:rsid="0074fc40"/>
    </style:style>
    <style:style style:name="T174" style:family="text">
      <style:text-properties officeooo:rsid="00762050"/>
    </style:style>
    <style:style style:name="T175" style:family="text">
      <style:text-properties officeooo:rsid="00771357"/>
    </style:style>
    <style:style style:name="T176" style:family="text">
      <style:text-properties officeooo:rsid="007d642e"/>
    </style:style>
    <style:style style:name="T177" style:family="text">
      <style:text-properties officeooo:rsid="007ddde8"/>
    </style:style>
    <style:style style:name="T178" style:family="text">
      <style:text-properties officeooo:rsid="00815b67"/>
    </style:style>
    <style:style style:name="T179" style:family="text">
      <style:text-properties officeooo:rsid="00819d2c"/>
    </style:style>
    <style:style style:name="T180" style:family="text">
      <style:text-properties officeooo:rsid="0081d9e9"/>
    </style:style>
    <style:style style:name="T181" style:family="text">
      <style:text-properties officeooo:rsid="00873212"/>
    </style:style>
    <style:style style:name="T182" style:family="text">
      <style:text-properties officeooo:rsid="009cd17d"/>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fo:font-weight="bold" officeooo:rsid="004688bf" style:font-weight-asian="bold" style:font-weight-complex="bold"/>
    </style:style>
    <style:style style:name="T185" style:family="text">
      <style:text-properties style:text-underline-style="solid" style:text-underline-width="auto" style:text-underline-color="font-color" officeooo:rsid="00762050"/>
    </style:style>
    <style:style style:name="T186" style:family="text">
      <style:text-properties style:text-underline-style="solid" style:text-underline-width="auto" style:text-underline-color="font-color" officeooo:rsid="00a6b2e0"/>
    </style:style>
    <style:style style:name="T187" style:family="text">
      <style:text-properties style:text-underline-style="solid" style:text-underline-width="auto" style:text-underline-color="font-color" officeooo:rsid="00b096ef"/>
    </style:style>
    <style:style style:name="T188" style:family="text">
      <style:text-properties officeooo:rsid="009ff344"/>
    </style:style>
    <style:style style:name="T189" style:family="text">
      <style:text-properties officeooo:rsid="00a1648a"/>
    </style:style>
    <style:style style:name="T190" style:family="text">
      <style:text-properties officeooo:rsid="00a4bacd"/>
    </style:style>
    <style:style style:name="T191" style:family="text">
      <style:text-properties officeooo:rsid="00a6b2e0"/>
    </style:style>
    <style:style style:name="T192" style:family="text">
      <style:text-properties officeooo:rsid="00a950be"/>
    </style:style>
    <style:style style:name="T193" style:family="text">
      <style:text-properties officeooo:rsid="00aa2f12"/>
    </style:style>
    <style:style style:name="T194" style:family="text">
      <style:text-properties style:text-underline-style="none" fo:font-weight="normal" officeooo:rsid="004c166f" style:font-weight-asian="normal" style:font-weight-complex="normal"/>
    </style:style>
    <style:style style:name="T195" style:family="text">
      <style:text-properties officeooo:rsid="00b09264"/>
    </style:style>
    <style:style style:name="T196" style:family="text">
      <style:text-properties officeooo:rsid="00b096ef"/>
    </style:style>
    <style:style style:name="T197" style:family="text">
      <style:text-properties officeooo:rsid="00b3bbd8"/>
    </style:style>
    <style:style style:name="T198" style:family="text">
      <style:text-properties officeooo:rsid="00bf6392"/>
    </style:style>
    <style:style style:name="T199" style:family="text">
      <style:text-properties officeooo:rsid="00bf9028"/>
    </style:style>
    <style:style style:name="T200" style:family="text">
      <style:text-properties officeooo:rsid="00c3d351"/>
    </style:style>
    <style:style style:name="T201" style:family="text">
      <style:text-properties officeooo:rsid="00cb05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ossier 3 – toujours plus vite, un progrès ?</text:p>
      <text:p text:style-name="P40">Doc 1 : S. Venaire « La révolution de la vitesse » L’Histoire – 2016</text:p>
      <text:p text:style-name="P20">§ 1) L’évolution des transports se caractérise depuis deux siècles par des progrès considérables en matière de sécurité et de capacité d<text:span text:style-name="T182">e trans</text:span>port. Cependant, c’est <text:span text:style-name="T176">d’abord </text:span>la vitesse qui excite les passions les plus vives comme l’observ<text:span text:style-name="T144">ait</text:span> déjà Chateaubriand <text:span text:style-name="T144">en 1820 qui annonçait la fin des distances et </text:span>pour qui l<text:span text:style-name="T144">eur </text:span>abolition représen<text:span text:style-name="T180">tait</text:span> <text:span text:style-name="T1">un prodige (de la technique). En témoigne encore la fascination largement relayée par la presse, qu’exerce sur les esprits les records accomplis au 19ème siècle dans la traversée de l’Atlantique.</text:span> <text:span text:style-name="T144">Chaque heure gagnée dans ces épopées est saluée comme un exploit largement couvert par la presse.</text:span></text:p>
      <text:p text:style-name="P25">§ 2) A la fin du 19ème siècle, <text:span text:style-name="T144">l’engouement pour </text:span>les <text:span text:style-name="T144">courses transatlantiques</text:span> <text:span text:style-name="T144">à</text:span> concouru à la formation du concept <text:span text:style-name="T162">transcontinental </text:span>d’Occident. <text:span text:style-name="T162">En effet</text:span>, alors que les continents américains et européens se rapprochaient, l’Europe de l’ouest, industrielle et ferrée s’éloignait de l’Europe <text:span text:style-name="T180">orientale</text:span>, encore rurale et à l’écart des évolutions techniques.</text:p>
      <text:p text:style-name="P25">§ 3) L’attrait pour la vitesse <text:span text:style-name="T144">en elle-même, indépendamment de toute considération utilitaire ou technique, </text:span>et la course aux records <text:span text:style-name="T153">son</text:span>t caractéristique<text:span text:style-name="T153">s</text:span> du 19ème siècle <text:span text:style-name="T188">et suscitent une fascination dont la presse se fait abondamment l’écho</text:span>. <text:span text:style-name="T152">C</text:span>es premières courses à la voile préfigurent les compétitions tr<text:span text:style-name="T162">ansocéani</text:span>ques qui se sont multipliées au 20<text:span text:style-name="T153">ème siècle.</text:span></text:p>
      <text:p text:style-name="P21">§ 4) Les prouesses techniques suscit<text:span text:style-name="T164">en</text:span>t<text:span text:style-name="T155"> </text:span>la ferveur <text:span text:style-name="T189">et la passion pour la technique : </text:span>les altitudes auxquelles cheminent les trains comme la longueur <text:span text:style-name="T155">extraordinaire </text:span>des tunnels <text:span text:style-name="T189">illustrent la conquête du monde par le génie humain</text:span></text:p>
      <text:p text:style-name="P39">« Les distances ? Elles ont disparu » et « le long désir du monde » : vous serez comme des Dieux</text:p>
      <text:p text:style-name="P21"/>
      <text:p text:style-name="P39">Doc 2 : T. Garcia « La vie intense, une obsession moderne » 2016 – <text:span text:style-name="T142">ironie et critique d’un modèle de développement</text:span></text:p>
      <text:p text:style-name="P19">§ 1) Dans les sociétés contemporaines, l’espérance d’une vie meilleure ne réside plus dans la foi, <text:span text:style-name="T152">dans la transfiguration de l’existence</text:span> mais dans l’augmentation de<text:span text:style-name="T145">s</text:span> capacités physiques, sensorielles, émotionnelles et dans l’intensification d<text:span text:style-name="T145">u sentiment</text:span> <text:span text:style-name="T145">d’</text:span>exist<text:span text:style-name="T145">er</text:span>. <text:span text:style-name="T16">(sports et activités extrêmes)</text:span></text:p>
      <text:p text:style-name="P36">§ 2) <text:span text:style-name="T145">Dès l’enfance, tout nous porte à toujours vouloir davantage et en même temps, à rechercher la nouveauté, l’innovation. L’environnement social nous encourage à l’optimisation de nos plaisirs et de nos capacités <text:s/>alors que nous avons abandonné tout sens du sacré, de ce qui nous dépasse. </text:span><text:span text:style-name="T8">(nous ne cherchons plus </text:span><text:span text:style-name="T184">ce</text:span><text:span text:style-name="T8"> qui nous dépasse, nous voulons </text:span><text:span text:style-name="T184">nous</text:span><text:span text:style-name="T8"> dépasser mais cet au-delà de nous-même reste encore nous-même. Pourtant, seul ce qui nous dépasse nous unit)</text:span></text:p>
      <text:p text:style-name="P22">§ 3) <text:span text:style-name="T156">Désormais, l’existence s’accomplit dans le consumérisme dont les séductions commerciales et les excitants publicitaires sont les moteurs. Les objets de consommation sont comme des psychotropes intensifiant nos perceptions, enflammant nos plaisirs que le modèle capitaliste porte à leur paroxysme </text:span><text:span text:style-name="T13">(valeur d’usage vs valeur d’image)</text:span><text:span text:style-name="T156">.</text:span></text:p>
      <text:p text:style-name="P22"/>
      <text:p text:style-name="P41">Doc 3) E. Bilal « On fait du surplace au beau milieu de l’accélération » 2011</text:p>
      <text:p text:style-name="P26">§ 1) L’arrivée d’Internet est un basculement dans nos façons d’être. Alors que par le passé, <text:span text:style-name="T164">son travail était toujours précédée de</text:span> <text:span text:style-name="T2">petites </text:span>habitudes <text:span text:style-name="T7">(les rituels permettent de scander le temps et </text:span><text:span text:style-name="T11">représentent symboliquement</text:span><text:span text:style-name="T7"> </text:span><text:span text:style-name="T11">la maîtrise</text:span><text:span text:style-name="T7"> du temps </text:span><text:span text:style-name="T11">mis </text:span><text:span text:style-name="T16">ainsi </text:span><text:span text:style-name="T11">en suspens</text:span><text:span text:style-name="T7">)</text:span> <text:span text:style-name="T2">qu’il appréciait sans se presser, comme nonchalamment ; désormais, il est immédiatement dans l’urgence des sollicitations numériques dont il ne se libère qu’avec effort tant elles sont tyranniques.</text:span></text:p>
      <text:p text:style-name="P27">Cette accélération et cette profusion d’informations <text:span text:style-name="T181">sont</text:span> <text:span text:style-name="T162">pourtant </text:span>nuisible<text:span text:style-name="T181">s</text:span> et produi<text:span text:style-name="T181">sent</text:span> de la confusion.</text:p>
      <text:p text:style-name="P28">§ 2) <text:span text:style-name="T164">S</text:span><text:span text:style-name="T17">a gestion du temps s’en est aussi trouvé</text:span><text:span text:style-name="T26">e</text:span><text:span text:style-name="T17"> bouleversée. L’agenda physique consignait simplement toute </text:span><text:span text:style-name="T21">s</text:span><text:span text:style-name="T17">on activité lorsqu</text:span><text:span text:style-name="T18">e </text:span><text:span text:style-name="T19">a</text:span><text:span text:style-name="T17">ujourd’hui </text:span><text:span text:style-name="T21">il </text:span><text:span text:style-name="T17">utilise des outils numériques complexes </text:span><text:span text:style-name="T25">qu’il maîtrise mal</text:span><text:span text:style-name="T17">. Certes, les jeunes générations hyperconnectées qui ont infusé dans ces technologies les utilisent avec agilité. </text:span><text:span text:style-name="T25">Cependant, c</text:span><text:span text:style-name="T17">e monde numérique n’est-il pas suspendu à la menace d’un bogue systémique </text:span><text:span text:style-name="T25">qui anéantirait le savoir humain s’il n’était plus conservé que numériquement </text:span><text:span text:style-name="T17"> ?</text:span></text:p>
      <text:p text:style-name="P45"><text:soft-page-break/>§ 3) Pourtant, même s’il faut déplorer la tyrannie du zapping et des <text:span text:style-name="T166">jugement</text:span>s hâti<text:span text:style-name="T166">f</text:span>s <text:span text:style-name="T166">et définitifs</text:span>, les outils numériques permettent et facilitent la structuration de mouvements contestataires <text:span text:style-name="T150">comme l’illustrent les révolutions arabes</text:span>.</text:p>
      <text:p text:style-name="P37">§ 4) <text:span text:style-name="T157">De toute façon, ce mouvement d’accélération est irréversible parce que tout nous invite à la surconsommation </text:span><text:span text:style-name="T158">et</text:span><text:span text:style-name="T157"> tout particulièrement les séductions et les artifices publicitaires. Nos écrans sont des fenêtres ouvertes sur le rêve, les mirages, mais ils sont aussi facteurs de frustrations.</text:span></text:p>
      <text:p text:style-name="P38">Ce sont désormais les grandes firmes qui contrôlent nos désirs et non plus les Etats.</text:p>
      <text:p text:style-name="P23">Pourtant, <text:span text:style-name="T151">nous avons besoin de temps dédiés à chacune de nos activités et non de cette accélération et confusion des temps nuisibles au fonctionnement de notre cerveau et peut-être à sa santé. </text:span><text:span text:style-name="T9">(burn out : incapacité du cerveau à traiter la masse d’informations reçues et à répondre aux obligations de rendement dans leur traitement)</text:span></text:p>
      <text:p text:style-name="P29">§ 4) Les média télévisuels ne sont pas étrangers à ces travers. Au début de ce siècle déjà, les journaux télévisés valorisaient le sensationnel, le spectaculaire aux dépens des <text:span text:style-name="T159">vrais enjeux du moment. Internet n’a fait qu’amplifier ce phénomène et désormais le flux accéléré des informations nous fait oublier que l’histoire humaine a toujours été marquée par des <text:s/>drames et des catastrophes se répétant inlassablement et désespérément. </text:span><text:span text:style-name="T10">(la banalité du mal, </text:span><text:span text:style-name="T7">rien de nouveau sous le soleil</text:span><text:span text:style-name="T10">)</text:span></text:p>
      <text:p text:style-name="P30">§ 5) <text:span text:style-name="T3">La place de l’artiste dans ce contexte consiste soit à l’exploiter, soit à se protéger de cette accélération, E. Bilal a opté pour le second terme de cette alternative.</text:span></text:p>
      <text:p text:style-name="P24">Pourtant, <text:span text:style-name="T165">il</text:span> reconna<text:span text:style-name="T165">ît</text:span> que cette nouvelle économie du numérique produit une profusion d’artistes, libérés par ces techniques des anciennes contraintes techniques, économique<text:span text:style-name="T4">s, même s’il faudra … du temps pour que se décantent les talents durables. Enfin, clin d’oeil à l’objet de cet entretien, E. Bilal déplore qu’il ait été si bref.</text:span></text:p>
      <text:p text:style-name="P24"/>
      <text:p text:style-name="P42">Doc 4 : V. Hugo « En voyage, France et Belgique » 1837 <text:span text:style-name="T141">(illustration doc 1 : fascination exercée par la vitesse)</text:span></text:p>
      <text:p text:style-name="P31">§ 1) <text:span text:style-name="T154">V. Hugo, après une première expérience désagréable des chemins de fer, s’émerveille de la rapidité avec laquelle il a voyagé d’Anvers à Bruxelles.</text:span></text:p>
      <text:p text:style-name="P32">§ 2) <text:span text:style-name="T160">La vitesse produit des impressions merveilleuses et crée une nouvelle perception du monde. V. Hugo voit à la vitesse de l’éclair le paysage défiler à la fenêtre du train et les paysages ordinairement immobiles s’animer vertigineusement.</text:span></text:p>
      <text:p text:style-name="P33">§ 3) V. Hugo est ébloui, lorsque son train en croise un autre, <text:span text:style-name="T177">par </text:span>leur vitesse <text:span text:style-name="T177">cumulée qui</text:span> <text:span text:style-name="T177">trouble et transfigure sa perception de la réalité</text:span>. Les formes, les visages des voyageurs s’effacent, disparaissent <text:span text:style-name="T163">alors </text:span>sous l’effet d<text:span text:style-name="T161">u mouvement</text:span> mais demeurent leurs clameurs. Un millier de personne venaient de se croiser à <text:span text:style-name="T161">un train d’enfer.</text:span></text:p>
      <text:p text:style-name="P34">§ 4) Cette fabuleuse machine de fer est comme un animal fantastique qui aurait le pouvoir surnaturel de transporter des centaines de personnes avec une rapidité fulgurante.</text:p>
      <text:p text:style-name="P1"/>
      <text:p text:style-name="P15"><text:tab/>« Citius, Longius, <text:span text:style-name="T197">For</text:span>tius », l’ambition qui <text:span text:style-name="T200">anim</text:span>e les Jeux Olympi<text:span text:style-name="T197">ques n’a cessé d’inspirer l’humanité dans sa </text:span>v<text:span text:style-name="T198">olonté</text:span> <text:span text:style-name="T198">d’</text:span>aller <text:span text:style-name="T198">toujours </text:span>plus vite, plus loin, plus <text:span text:style-name="T197">fort</text:span>. C’est cette recherche inlassable et effrénée de la vitesse qu’interroge ce corpus composé de quatre contributeurs.</text:p>
      <text:p text:style-name="P18"><text:span text:style-name="T27"><text:tab/>D’abord, S. Venayre </text:span><text:span text:style-name="T28">observe les progrès fulgurants accomplis au 19ème siècle dans la rapidité des transports maritimes et ferroviaires alors que T. Garcia déplore </text:span><text:span text:style-name="T31">que </text:span><text:span text:style-name="T28">la société contemporaine </text:span><text:span text:style-name="T31">soit </text:span><text:span text:style-name="T28">emportée dans un </text:span><text:span text:style-name="T52">consumérisme</text:span><text:span text:style-name="T28"> effréné </text:span><text:span text:style-name="T52">soutenu par </text:span><text:span text:style-name="T28">l</text:span><text:span text:style-name="T52">es mirages publicitaires et leurs promesses </text:span><text:span text:style-name="T28">d’</text:span><text:span text:style-name="T53">une </text:span><text:span text:style-name="T44">existence</text:span><text:span text:style-name="T28"> augmentée. E. Bilal </text:span><text:span text:style-name="T29">considère </text:span><text:span text:style-name="T54">pour sa part</text:span><text:span text:style-name="T29"> que les outils numériques induisent une culture de l’urgence </text:span><text:span text:style-name="T33">et une</text:span><text:span text:style-name="T29"> confusion impropre</text:span><text:span text:style-name="T33">s</text:span><text:span text:style-name="T29"> à la lente maturation d</text:span><text:span text:style-name="T48">e son</text:span><text:span text:style-name="T29"> travail créatif. Enfin en 1837, V. Hugo s’émerveille des sensations et impressions </text:span><text:span text:style-name="T48">fabuleus</text:span><text:span text:style-name="T29">es </text:span><text:span text:style-name="T30">produites par</text:span><text:span text:style-name="T29"> la vitesse du train </text:span><text:span text:style-name="T43">le transportant</text:span><text:span text:style-name="T29"> d’Anvers à Bruxelles.</text:span></text:p>
      <text:p text:style-name="P16"><text:span text:style-name="T29"><text:tab/>N</text:span><text:span text:style-name="T27">ous présenterons d’abord les évolutions </text:span><text:span text:style-name="T45">techniques </text:span><text:span text:style-name="T27">prodigieuses qu</text:span><text:span text:style-name="T45">i, depuis deux siècles,</text:span><text:span text:style-name="T27"> </text:span><text:span text:style-name="T34">ont </text:span><text:span text:style-name="T35">accéléré </text:span><text:span text:style-name="T34">notre rapport au temps</text:span><text:span text:style-name="T45"> et d</text:span><text:span text:style-name="T46">ont les conséquences sont</text:span><text:span text:style-name="T51"> </text:span><text:span text:style-name="T45">contrastées</text:span><text:span text:style-name="T27">. </text:span><text:span text:style-name="T31">En</text:span><text:span text:style-name="T38">fin</text:span><text:span text:style-name="T31">, nous </text:span><text:span text:style-name="T35">analyserons les r</text:span><text:span text:style-name="T43">essort</text:span><text:span text:style-name="T35">s de cette quête irrépressible, </text:span><text:span text:style-name="T39">effrénée</text:span><text:span text:style-name="T35"> de la vitesse</text:span><text:span text:style-name="T31">.</text:span></text:p>
      <text:p text:style-name="P2"/>
      <text:p text:style-name="P2"/>
      <text:p text:style-name="P17"><text:soft-page-break/><text:span text:style-name="T39"><text:tab/>D’abord, </text:span><text:span text:style-name="T37">S. Venayre souligne que l</text:span><text:span text:style-name="T27">’évolution des transports se caractérise depuis deux siècles par des progrès considérables en matière d</text:span><text:span text:style-name="T39">e </text:span><text:span text:style-name="T36">vi</text:span><text:span text:style-name="T44">tesse</text:span><text:span text:style-name="T37">. </text:span><text:span text:style-name="T44">L</text:span><text:span text:style-name="T40">es compétitions et les records transatlantiques s</text:span><text:span text:style-name="T49">e succèdent</text:span><text:span text:style-name="T39"> déjà</text:span><text:span text:style-name="T40"> au 19ème siècl</text:span><text:span text:style-name="T49">e et l</text:span><text:span text:style-name="T32">es premières courses à la voile </text:span><text:span text:style-name="T47">motivées par la seule passion de la vitesse</text:span><text:span text:style-name="T42"> </text:span><text:span text:style-name="T32">préfigurent </text:span><text:span text:style-name="T45">alors</text:span><text:span text:style-name="T32">, </text:span><text:span text:style-name="T50">ajoute</text:span><text:span text:style-name="T39"> </text:span><text:span text:style-name="T45">S. Venayre</text:span><text:span text:style-name="T39">,</text:span><text:span text:style-name="T42"> </text:span><text:span text:style-name="T32">les compétitions transatlantique</text:span><text:span text:style-name="T47">s</text:span><text:span text:style-name="T32"> qui se</text:span><text:span text:style-name="T6"> </text:span><text:span text:style-name="T32">sont</text:span><text:span text:style-name="T6"> </text:span><text:span text:style-name="T32">multipliées au 20</text:span><text:span text:style-name="T41">ème siècle.</text:span></text:p>
      <text:p text:style-name="P8"><text:span text:style-name="T56"><text:tab/>Quant aux progrès vertigineux </text:span><text:span text:style-name="T57">d</text:span><text:span text:style-name="T56">es </text:span><text:span text:style-name="T57">transports</text:span><text:span text:style-name="T56"> ferroviaires,</text:span><text:span text:style-name="T55"> </text:span><text:span text:style-name="T90">S. Venayre rappelle que </text:span><text:span text:style-name="T55">Chateaubriand </text:span><text:span text:style-name="T106">en est déjà le témoin </text:span><text:span text:style-name="T124">enthousiaste</text:span><text:span text:style-name="T106">,</text:span><text:span text:style-name="T56"> en 1820.</text:span><text:span text:style-name="T58"> </text:span><text:span text:style-name="T143">De même, V. Hugo est ébloui par la rapidité et la sécurité de son voyage d’Anvers à Bruxelles en 1837.</text:span></text:p>
      <text:p text:style-name="P7"><text:span text:style-name="T149"><text:tab/>En 2011 et </text:span><text:span text:style-name="T91">dans un tout autre </text:span><text:span text:style-name="T102">contexte</text:span><text:span text:style-name="T91">,</text:span> <text:span text:style-name="T148">E. Bilal</text:span><text:span text:style-name="T89"> </text:span><text:span text:style-name="T123">porte </text:span><text:span text:style-name="T124">un regard plus </text:span><text:span text:style-name="T127">c</text:span><text:span text:style-name="T135">ritique</text:span><text:span text:style-name="T123"> sur l’irruption</text:span><text:span text:style-name="T117"> d</text:span><text:span text:style-name="T124">e la vitesse dans la communication et l’information</text:span><text:span text:style-name="T117"> </text:span><text:span text:style-name="T123">qui </text:span><text:span text:style-name="T116">a bousculé la gestion de son quotidien et de ses activités, autrefois rythmé</text:span><text:span text:style-name="T128">e</text:span><text:span text:style-name="T116"> par des habitudes </text:span><text:span text:style-name="T126">paisibl</text:span><text:span text:style-name="T116">es</text:span><text:span text:style-name="T117"> </text:span><text:span text:style-name="T118">qu’il appréciait sans se presser. </text:span><text:span text:style-name="T123">D</text:span><text:span text:style-name="T119">ésormais</text:span><text:span text:style-name="T118">, </text:span><text:span text:style-name="T123">il est </text:span><text:span text:style-name="T119">s</text:span><text:span text:style-name="T90">oumis à une</text:span><text:span text:style-name="T86"> accélération et </text:span><text:span text:style-name="T91">à </text:span><text:span text:style-name="T90">une</text:span><text:span text:style-name="T86"> profusion d’informations </text:span><text:span text:style-name="T90">qui </text:span><text:span text:style-name="T86">produi</text:span><text:span text:style-name="T87">sen</text:span><text:span text:style-name="T86">t </text:span><text:span text:style-name="T124">une</text:span><text:span text:style-name="T86"> confusion </text:span><text:span text:style-name="T124">impropre à son travail </text:span><text:span text:style-name="T93">et peuvent </text:span><text:span text:style-name="T101">même </text:span><text:span text:style-name="T123">porter atteinte</text:span><text:span text:style-name="T91"> </text:span><text:span text:style-name="T93">à l</text:span><text:span text:style-name="T97">a santé</text:span><text:span text:style-name="T93"> psychiqu</text:span><text:span text:style-name="T103">e. </text:span><text:span text:style-name="T128">De </text:span><text:span text:style-name="T130">plus</text:span><text:span text:style-name="T128">, </text:span><text:span text:style-name="T130">il</text:span><text:span text:style-name="T128"> déplore que </text:span><text:span text:style-name="T129">cette accélération favorise les jugements aussi précipités que définitifs </text:span><text:span text:style-name="T131">sur la foi d’informations incomplètes, </text:span><text:span text:style-name="T136">parcellaires</text:span><text:span text:style-name="T129">.</text:span></text:p>
      <text:p text:style-name="P6"><text:span text:style-name="T119"><text:tab/>E. Bilal reconnaît </text:span><text:span text:style-name="T124">pourtant </text:span><text:span text:style-name="T119">qu’Internet</text:span><text:span text:style-name="T91">,</text:span><text:span text:style-name="T88"> a permis </text:span><text:span text:style-name="T136">à de nombreux utilisateurs d’accéder à la notoriété</text:span><text:span text:style-name="T88">, libérés par </text:span><text:span text:style-name="T123">ses facilités</text:span><text:span text:style-name="T88"> des anci</text:span><text:span text:style-name="T119">e</text:span><text:span text:style-name="T88">nnes contraintes techniques, économiques, m</text:span><text:span text:style-name="T140">ais il précise aussitôt qu’il</text:span><text:span text:style-name="T88"> faudra du temps pour que se décantent les </text:span><text:span text:style-name="T104">talent</text:span><text:span text:style-name="T88">s durables. </text:span><text:span text:style-name="T91">I</text:span><text:span text:style-name="T89">l </text:span><text:span text:style-name="T140">souligne</text:span><text:span text:style-name="T98"> </text:span><text:span text:style-name="T140">aussi</text:span><text:span text:style-name="T90"> que </text:span><text:span text:style-name="T59">l</text:span><text:span text:style-name="T60">es </text:span><text:span text:style-name="T73">réseaux </text:span><text:span text:style-name="T75">sociaux</text:span><text:span text:style-name="T60"> </text:span><text:span text:style-name="T62">ont</text:span><text:span text:style-name="T60"> facilit</text:span><text:span text:style-name="T62">é</text:span><text:span text:style-name="T60"> la structuration de</text:span><text:span text:style-name="T61">s</text:span><text:span text:style-name="T60"> mouvements contestataires</text:span><text:span text:style-name="T61">. </text:span><text:span text:style-name="T73">Cependant</text:span><text:span text:style-name="T72">, </text:span><text:span text:style-name="T74">c’est </text:span><text:span text:style-name="T72">avec humour </text:span><text:span text:style-name="T74">qu’il conclut cet </text:span><text:span text:style-name="T72">entretien </text:span><text:span text:style-name="T74">en regrettant</text:span><text:span text:style-name="T72"> qu’il ait été si </text:span><text:span text:style-name="T76">bref, </text:span><text:span text:style-name="T85">si rondement mené</text:span><text:span text:style-name="T72">.</text:span></text:p>
      <text:p text:style-name="P5"><text:span text:style-name="T105"><text:tab/>Enfin</text:span><text:span text:style-name="T103">, T. Garcia observe </text:span><text:span text:style-name="T105">également </text:span><text:span text:style-name="T103">cet emballement de </text:span><text:span text:style-name="T131">nos existences</text:span><text:span text:style-name="T103"> et déplore la recherche effrénée de </text:span><text:span text:style-name="T115">la</text:span><text:span text:style-name="T103"> </text:span><text:span text:style-name="T105">maximalisation et de l’intensification</text:span><text:span text:style-name="T103"> </text:span><text:span text:style-name="T115">du sentiment d’exister </text:span><text:span text:style-name="T122">qui caractérise </text:span><text:span text:style-name="T135">les sociétés modernes</text:span><text:span text:style-name="T122">.</text:span></text:p>
      <text:p text:style-name="P35"/>
      <text:p text:style-name="P4"><text:tab/>Ainsi, ne faut-il pas <text:span text:style-name="T146">examiner pourquoi la quête de la vitesse, l’accélération dans tous les domaines de l’existence exercent une attraction si puissante, quelles que soient les époques </text:span>?</text:p>
      <text:p text:style-name="P3"/>
      <text:p text:style-name="P13"><text:tab/>D’abord, <text:span text:style-name="T147">S. Venayre signale que la vitesse catalyse, cristallise les passions les plus vives et qu’au 19ème siècle déjà, les exploits des navigateurs étaient largement relayés par la presse. D’ailleurs, ce même auteur cite Chateaubriand et M. Butor pour suggérer que la course contre le temps, sa conquête sont comme une aspiration naturelle : quête d’une vie augmentée ou intensifiée</text:span><text:span text:style-name="T15"> </text:span><text:span text:style-name="T199">pour reprendre les termes de T. Garcia </text:span><text:span text:style-name="T108">(l</text:span><text:span text:style-name="T109">a</text:span><text:span text:style-name="T108"> vitesse </text:span><text:span text:style-name="T111">induit l’</text:span><text:span text:style-name="T108">idée que gagner du temps, c’est allonger, augmenter l</text:span><text:span text:style-name="T109">a </text:span><text:span text:style-name="T108">vi</text:span><text:span text:style-name="T110">e et </text:span><text:span text:style-name="T114">repousser</text:span><text:span text:style-name="T110"> la mort</text:span><text:span text:style-name="T108">)</text:span><text:span text:style-name="T95"> </text:span><text:span text:style-name="T147">qu’illustrent la prophétie de Chateaubriand annonçant que les distances sont abolies par le train comme les sentiments de V. Hugo s’émerveillant de pouvoir parcourir de si grandes distances et accomplir tant de choses en si peu de temps grâce aux chemins de fer. Cette fascination fait écho à cette antique obsession de l’humanité qu’évoque M. Butor et qui s’exprime sans mesure dans l’hybris de la toute-puissance technique. </text:span><text:span text:style-name="T137">De plus, </text:span><text:span text:style-name="T92">V. Hugo est </text:span><text:span text:style-name="T97">a</text:span><text:span text:style-name="T137">ussi</text:span><text:span text:style-name="T94"> </text:span><text:span text:style-name="T92">ébloui </text:span><text:span text:style-name="T106">par</text:span><text:span text:style-name="T92"> la vitesse </text:span><text:span text:style-name="T139">qui </text:span><text:span text:style-name="T137">transfigure la représentation de la réalité </text:span><text:span text:style-name="T139">et </text:span><text:span text:style-name="T96">trans</text:span><text:span text:style-name="T134">forme </text:span><text:span text:style-name="T112">s</text:span><text:span text:style-name="T109">a perception</text:span><text:span text:style-name="T96"> des paysages parcourus </text:span><text:span text:style-name="T134">en </text:span><text:span text:style-name="T113">impressions</text:span><text:span text:style-name="T134"> fugaces</text:span><text:span text:style-name="T96">.</text:span></text:p>
      <text:p text:style-name="P14"><text:span text:style-name="T137"><text:tab/>Enfin</text:span><text:span text:style-name="T125">, </text:span><text:span text:style-name="T99">dans un tout autre </text:span><text:span text:style-name="T107">contexte</text:span><text:span text:style-name="T99">, T. Garcia souligne</text:span><text:span text:style-name="T125"> </text:span><text:span text:style-name="T99">que dans les sociétés contemporaines, </text:span><text:span text:style-name="T120">ce n’est</text:span><text:span text:style-name="T99"> plus dans </text:span><text:span text:style-name="T100">le sacré</text:span><text:span text:style-name="T99"> </text:span><text:span text:style-name="T120">que réside</text:span><text:span text:style-name="T99"> l’espérance d’une vie meilleure </text:span><text:span text:style-name="T120">mais dans</text:span><text:span text:style-name="T99"> </text:span><text:span text:style-name="T121">l’augmentation </text:span><text:span text:style-name="T99">de nos capacités, l’optimisation de nos plaisirs, </text:span><text:span text:style-name="T125">l’exaltation</text:span><text:span text:style-name="T121"> du sentiment d’exister</text:span><text:span text:style-name="T99"> </text:span><text:span text:style-name="T100">que nous promet le modèle de développement capitaliste et les séductions de s</text:span><text:span text:style-name="T121">es</text:span><text:span text:style-name="T100"> artifices publicitaires. </text:span><text:span text:style-name="T138">D’ailleurs, </text:span><text:span text:style-name="T77">E. Bilal </text:span><text:span text:style-name="T137">remarque que dans son quotidien marqué par l’intrusion du numérique, c’est sous la pression des objets connectés qu’il piétine au milieu de l’accélération technique qui exerce sur lui une attraction si puissante qu’il peine à s’en libérer pour se consacrer à son travail.</text:span><text:span text:style-name="T78"> </text:span><text:span text:style-name="T96">T. Garcia </text:span><text:span text:style-name="T121">conclut</text:span><text:span text:style-name="T96"> que désormais, l’univers commercial et publicitaire est le moteur de ce phénomène : les objets de consommation sont devenus comme des psychotropes intensifiant les </text:span><text:span text:style-name="T121">sensa</text:span><text:span text:style-name="T96">tions, enflammant les </text:span><text:span text:style-name="T132">désir</text:span><text:span text:style-name="T96">s que le </text:span><text:span text:style-name="T133">marketing</text:span><text:span text:style-name="T96"> porte à leur paroxysme. </text:span><text:span text:style-name="T137">De même, E. Bilal </text:span><text:span text:style-name="T77">souligne que n</text:span><text:span text:style-name="T79">os écrans </text:span><text:span text:style-name="T80">d’ordinateurs </text:span><text:span text:style-name="T79">sont </text:span><text:span text:style-name="T77">devenus</text:span><text:span text:style-name="T81"> </text:span><text:span text:style-name="T79">des fenêtres ouvertes sur le rêve, le</text:span><text:span text:style-name="T82">s mirages</text:span><text:span text:style-name="T79"> et les frustrations </text:span><text:span text:style-name="T82">aussi.</text:span><text:span text:style-name="T79"> </text:span><text:span text:style-name="T82">C</text:span><text:span text:style-name="T79">e sont </text:span><text:span text:style-name="T85">désormais,</text:span><text:span text:style-name="T79"> </text:span><text:span text:style-name="T84">conclu</text:span><text:span text:style-name="T77">t-il</text:span><text:span text:style-name="T80">,</text:span><text:span text:style-name="T79"> les grandes </text:span><text:span text:style-name="T83">entreprises </text:span><text:span text:style-name="T85">et non plus les Etats</text:span><text:span text:style-name="T79"> qui</text:span><text:span text:style-name="T73"> </text:span><text:span text:style-name="T79">contrôlent nos désirs.</text:span></text:p>
      <text:p text:style-name="P47"/>
      <text:p text:style-name="P47"><text:soft-page-break/></text:p>
      <text:p text:style-name="P46"/>
      <text:p text:style-name="P43"><text:span text:style-name="T20">F</text:span><text:span text:style-name="T17">aut-il s’inquiéter de l’accélération des progrès technologiques ?</text:span></text:p>
      <text:p text:style-name="P48"/>
      <text:p text:style-name="P44"><text:span text:style-name="T17"><text:tab/></text:span><text:span text:style-name="T22">Depuis deux siècles, les progrès techniques sont prodigieux </text:span><text:span text:style-name="T24">et s’appliquent à toutes les activités humaines</text:span><text:span text:style-name="T22"> et ils ont bien sûr profondément bouleverser les sociétés développées ; </text:span><text:span text:style-name="T23">ainsi</text:span><text:span text:style-name="T22">, ne faut-il pas s’inquiéter de l’accélération des progrès technologiques ?</text:span></text:p>
      <text:p text:style-name="P50"><text:span text:style-name="T63"><text:tab/>D’abord, il faut interroger </text:span><text:span text:style-name="T66">l’insatiable curiosité</text:span><text:span text:style-name="T63"> profondément ancrée dans l’humanité, </text:span><text:span text:style-name="T67">son insatiable appétit </text:span><text:span text:style-name="T66">de </text:span><text:span text:style-name="T63">savoir e</text:span><text:span text:style-name="T65">t </text:span><text:span text:style-name="T67">de </text:span><text:span text:style-name="T65">pouvoir </text:span><text:span text:style-name="T67">toujours </text:span><text:span text:style-name="T71">davantage</text:span><text:span text:style-name="T63">. </text:span><text:span text:style-name="T64">E</text:span><text:span text:style-name="T69">nsuite</text:span><text:span text:style-name="T64">, nous </text:span><text:span text:style-name="T68">en </text:span><text:span text:style-name="T64">observerons les conséquences </text:span><text:span text:style-name="T70">indéniable</text:span><text:span text:style-name="T69">ment bénéfiques. Enfin, nous examinerons les menaces et les défis que représente l’accélération des progrès scientifiques et techniques. </text:span></text:p>
      <text:p text:style-name="P49"/>
      <text:p text:style-name="P54"><text:tab/><text:span text:style-name="T167">Le refus de la fatalité naturelle </text:span><text:span text:style-name="T12">(haine de la nature, figure de la fatalité aveugle, de notre finitude et de notre vulnérabilité que combattent toutes les entreprises techniques humaines)</text:span><text:span text:style-name="T167"> a trouvé dans les sciences et les techniques les instruments du pouvoir humain sur la nature et l’expression de sa volonté, de sa liberté. En effet,</text:span> <text:span text:style-name="T167">l’homme ne se mesure pas à</text:span> <text:span text:style-name="T167">se</text:span>s capacités <text:span text:style-name="T173">naturelles ; à</text:span> la différence des autres représentants du règne animal, <text:span text:style-name="T174">se</text:span>s <text:span text:style-name="T174">possibilités de progrès, sa perfectibilité</text:span> ne se heurtent pas à <text:span text:style-name="T174">s</text:span>es limites <text:span text:style-name="T174">anatom</text:span>iques <text:span text:style-name="T201">(le jaguar les atteint en quelques secondes)</text:span>, <text:span text:style-name="T174">elles</text:span> r<text:span text:style-name="T195">elèvent</text:span> de sa capacité à <text:span text:style-name="T192">savoir</text:span> et à <text:span text:style-name="T201">développer des outils pour </text:span>exercer son pouvoir sur son environnement <text:span text:style-name="T5">(savoir, c’est pouvoir)</text:span>. <text:span text:style-name="T178">Mais</text:span> <text:span text:style-name="T178">ces capacités</text:span> <text:span text:style-name="T192">on</text:span>t-elle<text:span text:style-name="T178">s</text:span> des limites ? Il y a un siècle, l’homme pouvait se déplacer à <text:span text:style-name="T169">200</text:span> km/heure environ, désormais à <text:span text:style-name="T195">28</text:span> 000. <text:span text:style-name="T178">P</text:span>ersonne ne peut ainsi fixer de limites aux progrès humains parce qu’ils résultent de nos capacités cognitives et techniques et non pas physiques.</text:p>
      <text:p text:style-name="P51"><text:tab/>Ces observations <text:span text:style-name="T169">s’appliquent aussi à</text:span> la connaissance <text:span text:style-name="T174">du vivant et à la neurobiologie</text:span>. Si l’on admet en effet que tout dans <text:span text:style-name="T174">l’organisme humain</text:span> est réductible à de la mécanique, de l’électrique et du chimique, alors quelle limite peut-il y avoir à l’intervention de l’homme sur l’homme ?</text:p>
      <text:p text:style-name="P51"><text:tab/><text:span text:style-name="T174">Rappelons que l’homme est par nature un être de technique et de culture, depuis près de </text:span>trois millions d’années, depuis que les premiers outils rudimentaires ont été fabriqués, artefacts dont l’utilité était déjà d’augmenter nos capacités anatomiques. <text:span text:style-name="T174">N’avons-nous pas accompli la prophétie du serpent dans </text:span><text:span text:style-name="T185">La Génèse</text:span><text:span text:style-name="T174">, « vous serez comme des dieux » comme la profession de foi de R. Descartes, « l’Homme est maître et possesseur de la Nature » ?</text:span></text:p>
      <text:p text:style-name="P51"/>
      <text:p text:style-name="P52"><text:tab/>Nous observerons <text:span text:style-name="T193">que </text:span>cette <text:span text:style-name="T193">soif</text:span> naturelle (perfectibilité de Rousseau) <text:span text:style-name="T175">et irrépressible de savoir est une ressource inépuisable de progrès et d’espoirs</text:span>.</text:p>
      <text:p text:style-name="P52"/>
      <text:p text:style-name="P55"><text:tab/><text:span text:style-name="T168">D’abord, la technique assure à l’humanité des conditions de vie toujours plus sures et confortables. Ainsi, sur le plan médical, l</text:span>es <text:span text:style-name="T171">spectaculair</text:span>es progrès réalisés <text:span text:style-name="T171">ne permettent plus seulement de </text:span>réparer un organe en fin de course mais <text:span text:style-name="T171">de</text:span> le remplacer <text:span text:style-name="T178">et d’espérer ainsi une augmentation très significative de l’espérance de vie.</text:span></text:p>
      <text:p text:style-name="P53"><text:tab/><text:span text:style-name="T168">De même</text:span>, <text:span text:style-name="T193">il est désormais possible qu’</text:span>un tétraplégique agi<text:span text:style-name="T193">sse</text:span> sur un exosquelette au moyen de puces implantées dans son cerveau. <text:span text:style-name="T193">Ces recherches</text:span> représente<text:span text:style-name="T193">nt</text:span> un espoir considérable pour les handicapés moteurs qui grâce à ces <text:span text:style-name="T175">artifice</text:span>s retrouve<text:span text:style-name="T179">ro</text:span>nt une certaine motricité et donc aussi une certaine liberté d’action sur leur environnement.</text:p>
      <text:p text:style-name="P57"><text:tab/>Enfin et sur un tout autre plan, les progrès techniques ont permis de rapprocher les hommes en abolissant les distances, comme l’observe déjà Chateaubriand lorsqu’il déclare en 1820 : « les distances ? Elles ont disparu ». De même, V. Hugo manifeste dans une lettre à sa femme, son enthousiasme pour la rapidité du train qui lui permet <text:s/>de <text:span text:style-name="T194">parcourir de si grandes distances et d’accomplir tant de choses en si peu de temps.</text:span></text:p>
      <text:p text:style-name="P56"><text:tab/><text:span text:style-name="T193">Nous pourrions passer en revue tous les champs de l’activité humaine, nous observerions que la recherche fondamentale et ses applications techniques ont assuré à l’humanité son pouvoir sur le monde physique comme sur le monde biologique et ont permis aux hommes d’exercer leur suprématie sur la Nature pour leur bien-être et leur prospérité.</text:span></text:p>
      <text:p text:style-name="P53"><text:soft-page-break/><text:tab/>Pourtant, l’augmentation <text:span text:style-name="T170">peut aussi </text:span>porte<text:span text:style-name="T170">r</text:span> atteinte à l’identité de l’espèce <text:span text:style-name="T171">et</text:span> <text:span text:style-name="T170">les progrès techniques peuvent engager des bouleversements dans la société qui posent des défis considérables.</text:span></text:p>
      <text:p text:style-name="P53"/>
      <text:p text:style-name="P58"><text:tab/><text:span text:style-name="T175">Ainsi</text:span>, les progrès vertigineux des sciences du vivan<text:span text:style-name="T170">t</text:span> ouvrent une nouvelle ère : la nature qui gouvernait le développement, la croissance et le déclin de notre corps s’efface devant la technique dont les progrès laissent espérer la transformation, la régénérescence même du corps. <text:span text:style-name="T171">Mais si l</text:span>a Nature <text:span text:style-name="T171">est un</text:span> processus aveugle <text:span text:style-name="T196">qui ne peut être suspect d’arrière-pensées ou d’intérêts économiques ou idéologiques, ce sont </text:span>désormais les hommes qui <text:span text:style-name="T171">par leur volonté et leur liberté se substituent à la Nature pour décider</text:span> <text:span text:style-name="T175">d</text:span>u devenir humain. <text:span text:style-name="T14">(les hommes ont pris les clés du camion, mais pour aller où, pour en faire quoi ?)</text:span></text:p>
      <text:p text:style-name="P59"><text:tab/><text:span text:style-name="T179">Ainsi</text:span>, en modifiant la chimie du cerveau, on peut obtenir des comportements spécifiques. Il est a<text:span text:style-name="T201">lors</text:span> possible de modifier des hommes pour en faire des soldats ignorant la peur ou bien il est envisageable de modifier la mémoire de combattants afin de neutraliser les souvenirs traumatiques des scènes de guerre qu’ils ont pu connaître, <text:span text:style-name="T191">mais ces pratiques ne touchent-elles pas à l’identité même de l’individu ?</text:span> <text:span text:style-name="T191">N</text:span>e faut-il pas craindre <text:span text:style-name="T172">alors</text:span> que certains gouvernements ne gèrent leur population comme du bétail, en fonction des besoins <text:span text:style-name="T190">de la société </text:span>? Le film <text:span text:style-name="T191">d’anticipation </text:span><text:span text:style-name="T186">B</text:span><text:span text:style-name="T183">ienvenue à</text:span> <text:span text:style-name="T183">Gattaca </text:span> illustre cette gestion du parc humain : <text:span text:style-name="T195">en effet, l</text:span>a société Gattaca a sélectionné deux catégories d’individus, les « valides », <text:span text:style-name="T195">enfants de la science programmés et </text:span>élaborés génétiquement et appelés à exercer les plus hautes fonctions et les « invalides » produits du hasard et <text:span text:style-name="T191">relégu</text:span>és aux activités subalternes. </text:p>
      <text:p text:style-name="P9"/>
      <text:p text:style-name="P9"/>
      <text:p text:style-name="P9"/>
      <text:p text:style-name="P10"><text:span text:style-name="T196">L’a</text:span>ccélération des progrès <text:span text:style-name="T196">pose des </text:span>défis quant à l’adaptation des individus, non à des bouleversements naturels (catastrophe cosmique éteignant à-peu-près toute vie) mais à des révolutions techniques. Chaque génération devra <text:span text:style-name="T196">ainsi</text:span> <text:span text:style-name="T196">surmonter</text:span> et s’approprier des évolutions/révolutions toujours plus fréquentes et disruptives.</text:p>
      <text:p text:style-name="P9"/>
      <text:p text:style-name="P12">L’accélération des progrès dans notre capacité à traiter, grâce au numérique, de plus en plus d’informations en un temps toujours plus réduit est de nature à <text:span text:style-name="T5">externaliser</text:span> les fonctions supérieures de l’intelligence naturelle, biologique : mémoire, analyse, décision, prospective <text:span text:style-name="T5">vers</text:span> <text:span text:style-name="T196">d</text:span>es systèmes algorithmiques toujours plus performants dans leur capacité à collecter, traiter et organiser une masse phénoménale d’informations, de données en une nanoseconde. <text:span text:style-name="T196">(</text:span><text:span text:style-name="T187">Ravage</text:span><text:span text:style-name="T196"> - Barjavel)</text:span></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96cm" style:type="center"/>
          <style:tab-stop style:position="16.591cm"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96cm" style:type="center"/>
          <style:tab-stop style:position="16.591cm"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Pied_20_de_20_page_20_Car" style:display-name="Pied de page Car" style:family="text" style:parent-style-name="Police_20_par_20_défaut">
      <style:text-properties fo:language="fr" fo:country="FR"/>
    </style:style>
    <style:style style:name="En-tête_20_Car" style:display-name="En-tête Car" style:family="text" style:parent-style-name="Police_20_par_20_défaut">
      <style:text-properties fo:language="fr" fo:country="FR"/>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style:font-pitch="variable"/>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6:44:43.508000000</meta:creation-date>
    <dc:date>2019-12-02T16:23:11.759000000</dc:date>
    <meta:editing-duration>PT10H34M17S</meta:editing-duration>
    <meta:editing-cycles>38</meta:editing-cycles>
    <meta:generator>LibreOffice/5.4.7.2$Windows_x86 LibreOffice_project/c838ef25c16710f8838b1faec480ebba495259d0</meta:generator>
    <meta:document-statistic meta:table-count="0" meta:image-count="0" meta:object-count="0" meta:page-count="5" meta:paragraph-count="54" meta:word-count="2963" meta:character-count="19265" meta:non-whitespace-character-count="16322"/>
  </office:meta>
</office:document-meta>
</file>